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1b8931" officeooo:paragraph-rsid="001b8931"/>
    </style:style>
    <style:style style:name="P2" style:family="paragraph" style:parent-style-name="Standard">
      <style:text-properties officeooo:rsid="001d5176" officeooo:paragraph-rsid="001d5176"/>
    </style:style>
    <style:style style:name="P3" style:family="paragraph" style:parent-style-name="Standard">
      <style:text-properties officeooo:rsid="001eaeed" officeooo:paragraph-rsid="001eaeed"/>
    </style:style>
    <style:style style:name="P4" style:family="paragraph" style:parent-style-name="Standard">
      <style:text-properties officeooo:rsid="001eaeed" officeooo:paragraph-rsid="001eaeed"/>
    </style:style>
    <style:style style:name="P5" style:family="paragraph" style:parent-style-name="Standard">
      <style:text-properties officeooo:rsid="0021e670" officeooo:paragraph-rsid="0021e670"/>
    </style:style>
    <style:style style:name="P6" style:family="paragraph" style:parent-style-name="Standard">
      <style:text-properties officeooo:rsid="0022a7dc" officeooo:paragraph-rsid="0022a7dc"/>
    </style:style>
    <style:style style:name="P7" style:family="paragraph" style:parent-style-name="Standard">
      <style:text-properties officeooo:rsid="0023fe0b" officeooo:paragraph-rsid="0023fe0b"/>
    </style:style>
    <style:style style:name="T1" style:family="text">
      <style:text-properties officeooo:rsid="001d51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<text:span text:style-name="T1">1128</text:span></text:p>
      <text:p text:style-name="P1"/>
      <text:p text:style-name="P2">진도 : F52</text:p>
      <text:p text:style-name="P2">틀린문제 : F23 </text:p>
      <text:p text:style-name="P2">모르는 문제 : X <text:tab/></text:p>
      <text:p text:style-name="P2"/>
      <text:p text:style-name="P2">- 오르비/수만휘</text:p>
      <text:p text:style-name="P2"/>
      <text:p text:style-name="P3">22/12/01 </text:p>
      <text:p text:style-name="P3"/>
      <text:p text:style-name="P3">진도 : G64 </text:p>
      <text:p text:style-name="P3">틀린문제 : X </text:p>
      <text:p text:style-name="P3">모르는 문제 : X </text:p>
      <text:p text:style-name="P3"/>
      <text:p text:style-name="P5">22/12/02 </text:p>
      <text:p text:style-name="P5"/>
      <text:p text:style-name="P5">진도 : G90</text:p>
      <text:p text:style-name="P5">틀린문제 : G68 </text:p>
      <text:p text:style-name="P5">모르는문제 : X </text:p>
      <text:p text:style-name="P5"/>
      <text:p text:style-name="P5"/>
      <text:p text:style-name="P6">수능 수학) </text:p>
      <text:p text:style-name="P6"/>
      <text:p text:style-name="P6">1. 조건</text:p>
      <text:p text:style-name="P6">2. 문제에서 구하라는 값</text:p>
      <text:p text:style-name="P6">3. 조건이 여러개일 경우, 하나의 조건을 통제시켜 케이스 별로 나누어</text:p>
      <text:p text:style-name="P6"/>
      <text:p text:style-name="P6">수능 1 ~ 10 → 간단한 계산문제 </text:p>
      <text:p text:style-name="P6"/>
      <text:p text:style-name="P6">s </text:p>
      <text:p text:style-name="P6"/>
      <text:p text:style-name="P6">1) 루트가 씌여저 있는 식 같은 → 제곱</text:p>
      <text:p text:style-name="P6">2) acox ^2 + sinx</text:p>
      <text:p text:style-name="P6"/>
      <text:p text:style-name="P6">3) 적어도 3일 이상은</text:p>
      <text:p text:style-name="P6"/>
      <text:p text:style-name="P6">논리적 풀이 → 다른 사람이 내 풀이를 봤을때 질문하지 않을정도 </text:p>
      <text:p text:style-name="P6"/>
      <text:p text:style-name="P6">b(a-c) = (a-c) </text:p>
      <text:p text:style-name="P6"/>
      <text:p text:style-name="P6">1) a = c</text:p>
      <text:p text:style-name="P6">2) a != c</text:p>
      <text:p text:style-name="P6"><text:soft-page-break/></text:p>
      <text:p text:style-name="P6">1. 논리적 푸는것</text:p>
      <text:p text:style-name="P6">1) 케이스별로 나누는 연습</text:p>
      <text:p text:style-name="P6">2) 그래프를 잘그리는것 <text:s/>→ 미적분</text:p>
      <text:p text:style-name="P6">2. 오답 피드백 → 내가 어떤부분에서 실수를 하고있는지 확인하고,</text:p>
      <text:p text:style-name="P7">3. 자신감</text:p>
      <text:p text:style-name="P7">4. 꺾이지 않는 마음 6평(200)/9평(80)/수능</text:p>
      <text:p text:style-name="P7">5. 사관학교</text:p>
      <text:p text:style-name="P7"/>
      <text:p text:style-name="P7"/>
      <text:p text:style-name="P7">전략적 → 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9:01:21.754233726</meta:creation-date>
    <dc:date>2022-12-02T22:25:01.726968265</dc:date>
    <meta:editing-duration>PT6H4M4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277" meta:character-count="462" meta:non-whitespace-character-count="349"/>
  </office:meta>
</office:document-meta>
</file>